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list-style-name="L1">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list-style-name="L3">
      <style:paragraph-properties fo:text-align="start" style:justify-single-word="false"/>
      <style:text-properties fo:font-weight="normal" style:font-weight-asian="normal" style:font-weight-complex="normal"/>
    </style:style>
    <style:style style:name="P11" style:family="paragraph" style:parent-style-name="Standard" style:list-style-name="L4">
      <style:paragraph-properties fo:text-align="start" style:justify-single-word="false"/>
      <style:text-properties fo:font-weight="normal" style:font-weight-asian="normal" style:font-weight-complex="normal"/>
    </style:style>
    <style:style style:name="P12" style:family="paragraph" style:parent-style-name="Standard" style:list-style-name="L5">
      <style:paragraph-properties fo:text-align="start" style:justify-single-word="false"/>
      <style:text-properties fo:font-weight="normal" style:font-weight-asian="normal" style:font-weight-complex="normal"/>
    </style:style>
    <style:style style:name="T1" style:family="text">
      <style:text-properties fo:font-variant="normal" fo:text-transform="none" fo:color="#000000" style:font-name="Times New Roman1"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CS372 – TR 1400</text:p>
      <text:p text:style-name="Standard">Professor <text:span text:style-name="T1">Hamdaoui</text:span></text:p>
      <text:p text:style-name="P1">Wireshark Lab 2</text:p>
      <text:p text:style-name="P2"/>
      <text:p text:style-name="P3">Part 1 – The Basic HTTP GET/response interaction</text:p>
      <text:list xml:id="list1246065976" text:style-name="L1">
        <text:list-item>
          <text:p text:style-name="P5">Browser: HTTP/1.1, Server: HTTP/1.1</text:p>
        </text:list-item>
        <text:list-item>
          <text:p text:style-name="P5">Accept-Language: en-US, en;q=0.8</text:p>
        </text:list-item>
        <text:list-item>
          <text:p text:style-name="P5">Localhost IP: 140.211.167.30, Server IP: 128.119.245.12</text:p>
        </text:list-item>
        <text:list-item>
          <text:p text:style-name="P5">Status Code Returned: 200</text:p>
        </text:list-item>
        <text:list-item>
          <text:p text:style-name="P5">Last-Modified: Thu, 02 Feb 2012 16:40:01 GMT</text:p>
        </text:list-item>
        <text:list-item>
          <text:p text:style-name="P5">Content-Length: 128 bytes</text:p>
        </text:list-item>
        <text:list-item>
          <text:p text:style-name="P5">I do not see any additional headers in the data that are not in the packet-listing window. I do however see [Expert Info (Chat/Sequence): HTTP/1.1 200 OK] listed in the packet-listing window which is not in the raw data.</text:p>
        </text:list-item>
      </text:list>
      <text:p text:style-name="P2"/>
      <text:p text:style-name="P3">Part 2 – The HTTP CONDITIONAL GET/response interaction</text:p>
      <text:list xml:id="list687299002" text:style-name="L2">
        <text:list-item>
          <text:p text:style-name="P9">I do not see an “If-Modified-Since” line in the HTTP GET request from my browser.</text:p>
        </text:list-item>
        <text:list-item>
          <text:p text:style-name="P9">Yes, the server did explicitly return the data. It is contained within the Line-based text data.</text:p>
        </text:list-item>
        <text:list-item>
          <text:p text:style-name="P9">I do see the “If-Modified-Since” line. It is listed as:</text:p>
          <text:list>
            <text:list-header>
              <text:p text:style-name="P9">If-Modified-Since: Thu, 02 Feb 2012 17:04:01 GMT</text:p>
            </text:list-header>
          </text:list>
        </text:list-item>
        <text:list-item>
          <text:p text:style-name="P9">The HTTP response code and phrase is “304 Not Modified” and the server did not explicitly return the contents of the file because it is not listed in the packet-listing window under Hypertext Transfer Protocol, nor is it in the raw data.</text:p>
        </text:list-item>
      </text:list>
      <text:p text:style-name="P4"/>
      <text:p text:style-name="P3">Part 3 – Retrieve Long Documents</text:p>
      <text:list xml:id="list401625582" text:style-name="L3">
        <text:list-item>
          <text:p text:style-name="P6">Only one HTTP Get request was sent.</text:p>
        </text:list-item>
        <text:list-item>
          <text:p text:style-name="P10">4 TCP segments were needed to carry the HTTP Response.</text:p>
        </text:list-item>
        <text:list-item>
          <text:p text:style-name="P10">200 OK</text:p>
        </text:list-item>
        <text:list-item>
          <text:p text:style-name="P10">There are no HTTP status lines in the data associated with a TCP continuation.</text:p>
        </text:list-item>
      </text:list>
      <text:p text:style-name="P4"/>
      <text:p text:style-name="P3">Part 4 - HTML Documents with Embedded Objects</text:p>
      <text:list xml:id="list2029072551" text:style-name="L4">
        <text:list-item>
          <text:p text:style-name="P7">Three HTTP Get requests were sent by the browser.</text:p>
          <text:list>
            <text:list-item>
              <text:p text:style-name="P11">Request One: GET /wireshark-labs/HTTP-wireshark-file4.html HTTP/1.1</text:p>
            </text:list-item>
            <text:list-item>
              <text:p text:style-name="P11">Request Two: GET /~kurose/cover_5th_ed.jpg HTTP/1.1</text:p>
            </text:list-item>
            <text:list-item>
              <text:p text:style-name="P11">Request Three: GET /assets/hip/us/hip_us_personhighered/images/pearson_logo.gif HTTP/1.1</text:p>
            </text:list-item>
          </text:list>
        </text:list-item>
        <text:list-item>
          <text:p text:style-name="P11">The two images were downloaded in parallel because the second image arrived before the first. If they were downloaded in serial they would have arrived in order as the request for the second image wouldn't have gone out until the first image was received.</text:p>
        </text:list-item>
      </text:list>
      <text:p text:style-name="P4"/>
      <text:p text:style-name="P3">Part 5 – HTTP Authentication</text:p>
      <text:list xml:id="list1873582020" text:style-name="L5">
        <text:list-item>
          <text:p text:style-name="P8">The server response is: 401 Authorization Required</text:p>
        </text:list-item>
        <text:list-item>
          <text:p text:style-name="P12">Authorization: Basic d2lyZXNoYXJrLXN0dWRlbnRzOm5ldHdvc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2T08:33:14</meta:creation-date>
    <dc:date>2012-02-02T12:36:01</dc:date>
    <meta:editing-duration>PT2H45M52S</meta:editing-duration>
    <meta:editing-cycles>3</meta:editing-cycles>
    <meta:generator>LibreOffice/3.4$Linux LibreOffice_project/340m1$Build-402</meta:generator>
    <meta:print-date>2012-02-02T12:19:20</meta:print-date>
    <meta:document-statistic meta:table-count="0" meta:image-count="0" meta:object-count="0" meta:page-count="1" meta:paragraph-count="32" meta:word-count="335" meta:character-count="2067" meta:non-whitespace-character-count="1786"/>
  </office:meta>
</office:document-meta>
</file>